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5.7056in" fo:margin-top="0in" fo:margin-bottom="0in" table:align="center"/>
    </style:style>
    <style:style style:name="Table1.A" style:family="table-column">
      <style:table-column-properties style:column-width="2.8528in"/>
    </style:style>
    <style:style style:name="Table1.B" style:family="table-column">
      <style:table-column-properties style:column-width="2.8521in"/>
    </style:style>
    <style:style style:name="Table1.1" style:family="table-row">
      <style:table-row-properties style:min-row-height="0.091in" fo:keep-together="auto"/>
    </style:style>
    <style:style style:name="Table1.A1" style:family="table-cell">
      <style:table-cell-properties fo:padding-left="0.0785in" fo:padding-right="0.075in" fo:padding-top="0in" fo:padding-bottom="0in" fo:border="0.5pt solid #000000"/>
    </style:style>
    <style:style style:name="Table1.2" style:family="table-row">
      <style:table-row-properties style:min-row-height="0.2438in" fo:keep-together="auto"/>
    </style:style>
    <style:style style:name="Table2" style:family="table">
      <style:table-properties style:width="6.8361in" fo:margin-left="-0.075in" fo:margin-top="0in" fo:margin-bottom="0in" fo:break-before="auto" fo:break-after="auto" table:align="left"/>
    </style:style>
    <style:style style:name="Table2.A" style:family="table-column">
      <style:table-column-properties style:column-width="6.8361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eebfbd" fo:padding-left="0.0847in" fo:padding-right="0.075in" fo:padding-top="0in" fo:padding-bottom="0in" fo:border="1.5pt solid #da5ea8">
        <style:background-image/>
      </style:table-cell-properties>
    </style:style>
    <style:style style:name="Table2.A2" style:family="table-cell">
      <style:table-cell-properties fo:padding-left="0.0847in" fo:padding-right="0.075in" fo:padding-top="0in" fo:padding-bottom="0in" fo:border="1.5pt solid #da5ea8"/>
    </style:style>
    <style:style style:name="Table2.4" style:family="table-row">
      <style:table-row-properties style:min-row-height="0.6833in" fo:keep-together="auto"/>
    </style:style>
    <style:style style:name="Table2.A4" style:family="table-cell">
      <style:table-cell-properties fo:padding-left="0.0847in" fo:padding-right="0.075in" fo:padding-top="0in" fo:padding-bottom="0in" fo:border="1.5pt solid #da5ea8"/>
    </style:style>
    <style:style style:name="Table2.A6" style:family="table-cell">
      <style:table-cell-properties fo:padding-left="0.0847in" fo:padding-right="0.075in" fo:padding-top="0in" fo:padding-bottom="0in" fo:border="1.5pt solid #da5ea8"/>
    </style:style>
    <style:style style:name="Table2.8" style:family="table-row">
      <style:table-row-properties style:min-row-height="0.7354in" fo:keep-together="auto"/>
    </style:style>
    <style:style style:name="Table2.A8" style:family="table-cell">
      <style:table-cell-properties fo:padding-left="0.0847in" fo:padding-right="0.075in" fo:padding-top="0in" fo:padding-bottom="0in" fo:border="1.5pt solid #da5ea8"/>
    </style:style>
    <style:style style:name="Table2.A10" style:family="table-cell">
      <style:table-cell-properties fo:padding-left="0.0847in" fo:padding-right="0.075in" fo:padding-top="0in" fo:padding-bottom="0in" fo:border="1.5pt solid #da5ea8"/>
    </style:style>
    <style:style style:name="Table2.A12" style:family="table-cell">
      <style:table-cell-properties fo:padding-left="0.0847in" fo:padding-right="0.075in" fo:padding-top="0in" fo:padding-bottom="0in" fo:border="1.5pt solid #da5ea8"/>
    </style:style>
    <style:style style:name="Table2.A14" style:family="table-cell">
      <style:table-cell-properties fo:padding-left="0.0847in" fo:padding-right="0.075in" fo:padding-top="0in" fo:padding-bottom="0in" fo:border="1.5pt solid #da5ea8"/>
    </style:style>
    <style:style style:name="Table2.A16" style:family="table-cell">
      <style:table-cell-properties fo:padding-left="0.0847in" fo:padding-right="0.075in" fo:padding-top="0in" fo:padding-bottom="0in" fo:border="1.5pt solid #da5ea8"/>
    </style:style>
    <style:style style:name="Table2.A18" style:family="table-cell">
      <style:table-cell-properties fo:padding-left="0.0847in" fo:padding-right="0.075in" fo:padding-top="0in" fo:padding-bottom="0in" fo:border="1.5pt solid #da5ea8"/>
    </style:style>
    <style:style style:name="Table2.A20" style:family="table-cell">
      <style:table-cell-properties fo:padding-left="0.0847in" fo:padding-right="0.075in" fo:padding-top="0in" fo:padding-bottom="0in" fo:border="1.5pt solid #da5ea8"/>
    </style:style>
    <style:style style:name="P1" style:family="paragraph" style:parent-style-name="Standard">
      <style:paragraph-properties fo:line-height="100%"/>
    </style:style>
    <style:style style:name="P2" style:family="paragraph" style:parent-style-name="Standard">
      <style:paragraph-properties fo:line-height="100%"/>
      <style:text-properties fo:color="#000000" style:font-name="Arial" fo:font-size="12pt" style:font-name-asian="Arial1" style:font-size-asian="12pt" style:font-name-complex="Arial1" style:font-size-complex="12pt"/>
    </style:style>
    <style:style style:name="P3" style:family="paragraph" style:parent-style-name="Standard">
      <style:paragraph-properties>
        <style:tab-stops>
          <style:tab-stop style:position="0.85in"/>
        </style:tab-stops>
      </style:paragraph-properties>
    </style:style>
    <style:style style:name="P4" style:family="paragraph" style:parent-style-name="Standard" style:list-style-name="WWNum7">
      <style:paragraph-properties fo:margin-left="0.5in" fo:margin-right="0in" fo:margin-top="0in" fo:margin-bottom="0in" loext:contextual-spacing="false" fo:line-height="108%" fo:text-align="start" style:justify-single-word="false" fo:keep-together="auto" fo:orphans="2" fo:widows="2" fo:text-indent="-0.25in" style:auto-text-indent="false" fo:padding="0in" fo:border="none" fo:keep-with-next="auto"/>
    </style:style>
    <style:style style:name="P5" style:family="paragraph" style:parent-style-name="Standard" style:list-style-name="WWNum5">
      <style:paragraph-properties fo:margin-left="0.5in" fo:margin-right="0in" fo:margin-top="0in" fo:margin-bottom="0in" loext:contextual-spacing="false" fo:line-height="108%" fo:text-align="start" style:justify-single-word="false" fo:keep-together="auto" fo:orphans="2" fo:widows="2" fo:text-indent="-0.25in" style:auto-text-indent="false" fo:padding="0in" fo:border="none" fo:keep-with-next="auto"/>
    </style:style>
    <style:style style:name="P6" style:family="paragraph" style:parent-style-name="Standard" style:list-style-name="WWNum3">
      <style:paragraph-properties fo:margin-left="0.5in" fo:margin-right="0in" fo:margin-top="0in" fo:margin-bottom="0in" loext:contextual-spacing="false" fo:line-height="108%" fo:text-align="start" style:justify-single-word="false" fo:keep-together="auto" fo:orphans="2" fo:widows="2" fo:text-indent="-0.25in" style:auto-text-indent="false" fo:padding="0in" fo:border="none" fo:keep-with-next="auto"/>
    </style:style>
    <style:style style:name="P7" style:family="paragraph" style:parent-style-name="Standard" style:list-style-name="WWNum9">
      <style:paragraph-properties fo:margin-left="0.5in" fo:margin-right="0in" fo:margin-top="0in" fo:margin-bottom="0in" loext:contextual-spacing="false" fo:line-height="108%" fo:text-align="start" style:justify-single-word="false" fo:keep-together="auto" fo:orphans="2" fo:widows="2" fo:text-indent="-0.25in" style:auto-text-indent="false" fo:padding="0in" fo:border="none" fo:keep-with-next="auto"/>
    </style:style>
    <style:style style:name="P8" style:family="paragraph" style:parent-style-name="Standard" style:list-style-name="WWNum8">
      <style:paragraph-properties fo:margin-left="0.5in" fo:margin-right="0in" fo:margin-top="0in" fo:margin-bottom="0in" loext:contextual-spacing="false" fo:line-height="108%" fo:text-align="start" style:justify-single-word="false" fo:keep-together="auto" fo:orphans="2" fo:widows="2" fo:text-indent="-0.25in" style:auto-text-indent="false" fo:padding="0in" fo:border="none" fo:keep-with-next="auto"/>
    </style:style>
    <style:style style:name="P9" style:family="paragraph" style:parent-style-name="Standard" style:list-style-name="WWNum6">
      <style:paragraph-properties fo:margin-left="0.5in" fo:margin-right="0in" fo:margin-top="0in" fo:margin-bottom="0in" loext:contextual-spacing="false" fo:line-height="108%" fo:text-align="start" style:justify-single-word="false" fo:keep-together="auto" fo:orphans="2" fo:widows="2" fo:text-indent="-0.25in" style:auto-text-indent="false" fo:padding="0in" fo:border="none" fo:keep-with-next="auto"/>
    </style:style>
    <style:style style:name="P10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11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12" style:family="paragraph" style:parent-style-name="Standard" style:list-style-name="WWNum4">
      <style:paragraph-properties fo:margin-left="0.5in" fo:margin-right="0in" fo:text-indent="-0.25in" style:auto-text-indent="false"/>
    </style:style>
    <style:style style:name="P13" style:family="paragraph" style:parent-style-name="Standard" style:list-style-name="WWNum5">
      <style:paragraph-properties fo:margin-left="0.5in" fo:margin-right="0in" fo:line-height="108%" fo:text-indent="-0.25in" style:auto-text-indent="false"/>
    </style:style>
    <style:style style:name="P1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</style:style>
    <style:style style:name="P15" style:family="paragraph" style:parent-style-name="Standard">
      <style:paragraph-properties fo:margin-left="0in" fo:margin-right="0in" fo:margin-top="0in" fo:margin-bottom="0in" loext:contextual-spacing="false" fo:line-height="108%" fo:text-align="start" style:justify-single-word="false" fo:keep-together="auto" fo:orphans="2" fo:widows="2" fo:text-indent="0in" style:auto-text-indent="false" fo:padding="0in" fo:border="none" fo:keep-with-next="auto"/>
    </style:style>
    <style:style style:name="P16" style:family="paragraph" style:parent-style-name="Standard" style:master-page-name="Standard">
      <style:paragraph-properties fo:line-height="100%" style:page-number="1"/>
    </style:style>
    <style:style style:name="T1" style:family="text">
      <style:text-properties style:font-name="Arial" fo:font-size="20pt" fo:font-weight="bold" fo:background-color="#eebfbd" loext:char-shading-value="0" style:font-name-asian="Arial1" style:font-size-asian="20pt" style:font-weight-asian="bold" style:font-name-complex="Arial1" style:font-size-complex="20pt"/>
    </style:style>
    <style:style style:name="T2" style:family="text">
      <style:text-properties style:font-name="Arial" fo:font-size="14pt" fo:font-weight="bold" style:font-name-asian="Arial1" style:font-size-asian="14pt" style:font-weight-asian="bold" style:font-name-complex="Arial1" style:font-size-complex="14pt"/>
    </style:style>
    <style:style style:name="T3" style:family="text">
      <style:text-properties style:font-name="Arial" fo:font-size="11.5pt" style:font-name-asian="Arial1" style:font-size-asian="11.5pt" style:font-name-complex="Arial1" style:font-size-complex="11.5pt"/>
    </style:style>
    <style:style style:name="T4" style:family="text">
      <style:text-properties fo:color="#eebfbd" style:font-name="Arial" fo:font-size="20pt" fo:font-weight="bold" fo:background-color="#eebfbd" loext:char-shading-value="0" style:font-name-asian="Arial1" style:font-size-asian="20pt" style:font-weight-asian="bold" style:font-name-complex="Arial1" style:font-size-complex="20pt"/>
    </style:style>
    <style:style style:name="T5" style:family="text">
      <style:text-properties fo:color="#000000" style:font-name="Arial" fo:font-size="20pt" fo:font-weight="bold" fo:background-color="#eebfbd" loext:char-shading-value="0" style:font-name-asian="Arial1" style:font-size-asian="20pt" style:font-weight-asian="bold" style:font-name-complex="Arial1" style:font-size-complex="20pt"/>
    </style:style>
    <style:style style:name="T6" style:family="text">
      <style:text-properties fo:color="#000000" style:font-name="Arial" fo:font-size="14pt" fo:font-weight="bold" style:font-name-asian="Arial1" style:font-size-asian="14pt" style:font-weight-asian="bold" style:font-name-complex="Arial1" style:font-size-complex="14pt"/>
    </style:style>
    <style:style style:name="T7" style:family="text">
      <style:text-properties fo:color="#000000" style:font-name="Arial" fo:font-size="14pt" style:font-name-asian="Arial1" style:font-size-asian="14pt" style:font-name-complex="Arial1" style:font-size-complex="14pt"/>
    </style:style>
    <style:style style:name="T8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bold" style:font-size-asian="11pt" style:font-style-asian="normal" style:font-weight-asian="bold" style:font-size-complex="11pt"/>
    </style:style>
    <style:style style:name="T9" style:family="text">
      <style:text-properties fo:font-variant="normal" fo:text-transform="none" fo:color="#000000" style:text-line-through-style="none" style:text-line-through-type="none" style:text-position="0% 100%" fo:font-size="11pt" fo:font-style="normal" fo:font-weight="bold" style:font-size-asian="11pt" style:font-style-asian="normal" style:font-weight-asian="bold" style:font-size-complex="11pt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bold" style:font-name-asian="Calibri1" style:font-size-asian="11pt" style:font-style-asian="normal" style:font-weight-asian="bold" style:font-name-complex="Calibri1" style:font-size-complex="11pt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T12" style:family="text">
      <style:text-properties fo:font-size="10pt" style:font-size-asian="10pt" style:font-size-complex="10pt" fo:background-color="#ffff00"/>
    </style:style>
    <style:style style:name="T13" style:family="text">
      <style:text-properties fo:background-color="#ffff00"/>
    </style:style>
    <style:style style:name="T14" style:family="text">
      <style:text-properties style:text-underline-style="none"/>
    </style:style>
    <style:style style:name="T15" style:family="text">
      <style:text-properties style:text-underline-style="solid" style:text-underline-width="auto" style:text-underline-color="font-color"/>
    </style:style>
    <style:style style:name="T16" style:family="text">
      <style:text-properties fo:font-size="11.5pt" style:font-size-asian="11.5pt" style:font-size-complex="11.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text:span text:style-name="T1"><text:s text:c="5"/>Project Charter</text:span><text:span text:style-name="T4">_________</text:span><text:span text:style-name="T1"> </text:span><text:span text:style-name="T5"><text:s text:c="3"/></text:span></text:p>
      <text:p text:style-name="P2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><text:span text:style-name="T6">Progetto: Qui</text:span><text:span text:style-name="T2">z</text:span><text:span text:style-name="T6">Wiz</text:span></text:p>
          </table:table-cell>
          <table:table-cell table:style-name="Table1.A1" office:value-type="string">
            <text:p text:style-name="P1"><text:span text:style-name="T6">Codice progetto: </text:span><text:span text:style-name="T2">WAP</text:span></text:p>
          </table:table-cell>
        </table:table-row>
        <table:table-row table:style-name="Table1.2">
          <table:table-cell table:style-name="Table1.A1" office:value-type="string">
            <text:p text:style-name="P1"><text:span text:style-name="T6">Data: </text:span><text:span text:style-name="T2">15/12/2023</text:span></text:p>
          </table:table-cell>
          <table:table-cell table:style-name="Table1.A1" office:value-type="string">
            <text:p text:style-name="P1"><text:span text:style-name="T6">Revisione: </text:span><text:span text:style-name="T2"><text:s/>2</text:span></text:p>
          </table:table-cell>
        </table:table-row>
        <table:table-row table:style-name="Table1.2">
          <table:table-cell table:style-name="Table1.A1" table:number-columns-spanned="2" office:value-type="string">
            <text:p text:style-name="P1"><text:span text:style-name="T2">Realizzazione: Rudy Martucci Ortega, Guenda Morrone</text:span></text:p>
          </table:table-cell>
          <table:covered-table-cell/>
        </table:table-row>
      </table:table>
      <text:p text:style-name="Standard"/>
      <table:table table:name="Table2" table:style-name="Table2">
        <table:table-column table:style-name="Table2.A"/>
        <text:soft-page-break/>
        <table:table-row table:style-name="Table2.1">
          <table:table-cell table:style-name="Table2.A1" office:value-type="string">
            <text:list xml:id="list2217635348" text:style-name="WWNum7">
              <text:list-item>
                <text:p text:style-name="P4"><text:span text:style-name="T8">BREVE DESCRIZIONE DEL PROGETTO</text:span></text:p>
              </text:list-item>
            </text:list>
          </table:table-cell>
        </table:table-row>
        <table:table-row table:style-name="Table2.1">
          <table:table-cell table:style-name="Table2.A2" office:value-type="string">
            <text:p text:style-name="Standard">QuizWiz è un’applicazione per smartphone utile per tutti gli studenti alla ricerca di un metodo di ripasso e condivisione appunti innovativo poiché utilizzerà anche l’Intelligenza artificiale.</text:p>
            <text:p text:style-name="Standard">All’interno di quest’app si potranno trovare varie sezioni, suddivise in pagine, aventi funzioni differenti. In totale, le pagine, saranno 5 : impostazioni, quiz generali, modalità archivio, modalità community e un’agenda.</text:p>
          </table:table-cell>
        </table:table-row>
        <table:table-row table:style-name="Table2.1">
          <table:table-cell table:style-name="Table2.A1" office:value-type="string">
            <text:list xml:id="list70002725560873" text:continue-numbering="true" text:style-name="WWNum7">
              <text:list-item>
                <text:p text:style-name="P4"><text:span text:style-name="T10">OBIETTIVI DEL PROGETTO</text:span></text:p>
              </text:list-item>
            </text:list>
          </table:table-cell>
        </table:table-row>
        <table:table-row table:style-name="Table2.4">
          <table:table-cell table:style-name="Table2.A4" office:value-type="string">
            <text:p text:style-name="Standard">QuizWiz è progettato per offrire un approccio innovativo e coinvolgente allo studio, mirando a rendere il processo di apprendimento più stimolante ed efficace per gli studenti, offrendo anche la possibilità di condividere appunti con altri studenti e confrontarsi con questi.</text:p>
          </table:table-cell>
        </table:table-row>
        <table:table-row table:style-name="Table2.1">
          <table:table-cell table:style-name="Table2.A1" office:value-type="string">
            <text:list xml:id="list70002104190544" text:continue-numbering="true" text:style-name="WWNum7">
              <text:list-item>
                <text:p text:style-name="P4"><text:span text:style-name="T10">STAKEHOLDERS PRINCIPALI</text:span></text:p>
              </text:list-item>
            </text:list>
          </table:table-cell>
        </table:table-row>
        <table:table-row table:style-name="Table2.1">
          <table:table-cell table:style-name="Table2.A6" office:value-type="string">
            <text:p text:style-name="Standard">Gli insegnanti di riferimento saranno la Professoressa Gatti Maria Silvia, insegnante di Sistemi e Reti, e la Professoressa Caliumi Simonetta, insegnante di Italiano. Il consiglio di classe supervisionerà l'intero progetto, ma le professoresse Gatti e Caliumi saranno coinvolte personalmente nel seguirne la creazione.</text:p>
            <text:p text:style-name="Standard">Martucci Ortega Rudy e Guenda Morrone, della classe 5C info, saranno i responsabili e gli esecutori del progetto.</text:p>
          </table:table-cell>
        </table:table-row>
        <table:table-row table:style-name="Table2.1">
          <table:table-cell table:style-name="Table2.A1" office:value-type="string">
            <text:list xml:id="list70001785323888" text:continue-numbering="true" text:style-name="WWNum7">
              <text:list-item>
                <text:p text:style-name="P4"><text:span text:style-name="T10">ATTIVITA’ DA ESEGUIRE</text:span></text:p>
              </text:list-item>
            </text:list>
          </table:table-cell>
        </table:table-row>
        <table:table-row table:style-name="Table2.8">
          <table:table-cell table:style-name="Table2.A8" office:value-type="string">
            <text:list xml:id="list2408163805" text:style-name="WWNum2">
              <text:list-item>
                <text:p text:style-name="P10">Realizzazione interfaccia registrazione, log-in e log-out</text:p>
              </text:list-item>
              <text:list-item>
                <text:p text:style-name="P10">Creazione di un dataBase funzionante, per la gestione degli utenti, per l’archivio degli appunti e per l’agenda</text:p>
              </text:list-item>
              <text:list-item>
                <text:p text:style-name="P10">Realizzazione interfaccia dedicata al ripasso (possibilità di ripassare attraverso quiz generali)</text:p>
              </text:list-item>
              <text:list-item>
                <text:p text:style-name="P10">Implementazione dell’IA (per ottenere dei quiz differenti e aggiornati, con correzioni per un buon ripasso)</text:p>
              </text:list-item>
              <text:list-item>
                <text:p text:style-name="P10">Realizzazione interfaccia archivio (ogni utente ne ha uno dove salva eventuali appunti)</text:p>
              </text:list-item>
              <text:list-item>
                <text:p text:style-name="P10">Realizzazione di un’interfaccia agenda (per permettere all’utente di organizzarsi al meglio)</text:p>
              </text:list-item>
              <text:list-item>
                <text:p text:style-name="P10">Realizzazione di un’interfaccia community (per permettere una comunicazione tra gli utenti)</text:p>
              </text:list-item>
              <text:list-item>
                <text:p text:style-name="P10">Realizzazione dell’interfaccia impostazioni (con caratteristiche visive e formali modificabili da parte dell’utente)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list xml:id="list70002208505566" text:continue-list="list70001785323888" text:style-name="WWNum7">
              <text:list-item>
                <text:p text:style-name="P4"><text:span text:style-name="T10">ANALISI DEI RISCHI</text:span></text:p>
              </text:list-item>
            </text:list>
          </table:table-cell>
        </table:table-row>
        <table:table-row table:style-name="Table2.1">
          <table:table-cell table:style-name="Table2.A10" office:value-type="string">
            <text:p text:style-name="P14">Errato funzionamento dell’intelligenza artificiale; nello specifico potrebbero esserci dei problemi nella generazione delle risposte possibili o nella correzione delle risposte date.</text:p>
            <text:p text:style-name="Standard">Mancata realizzazione dell’applicazione a causa della scarsa conoscenza dei linguaggi necessari; in questo caso, si procederà a cambiare il piano originario, realizzando una Web-App con le stesse funzionalità.</text:p>
          </table:table-cell>
        </table:table-row>
        <table:table-row table:style-name="Table2.1">
          <table:table-cell table:style-name="Table2.A1" office:value-type="string">
            <text:list xml:id="list70003401870299" text:continue-numbering="true" text:style-name="WWNum7">
              <text:list-item>
                <text:p text:style-name="P4"><text:span text:style-name="T10">DELIVERABLES PRINCIPALI</text:span></text:p>
              </text:list-item>
            </text:list>
          </table:table-cell>
        </table:table-row>
        <table:table-row table:style-name="Table2.1">
          <table:table-cell table:style-name="Table2.A12" office:value-type="string">
            <text:list xml:id="list922259889" text:style-name="WWNum1">
              <text:list-item>
                <text:p text:style-name="P11">Analisi delle specifiche del progetto</text:p>
              </text:list-item>
              <text:list-item>
                <text:p text:style-name="P11">Produzione documentazione del progetto ideato</text:p>
              </text:list-item>
              <text:list-item>
                <text:p text:style-name="P11">Produzione interfaccia registrazione, log-in e log-out</text:p>
              </text:list-item>
              <text:list-item>
                <text:p text:style-name="P11">Realizzazione del database</text:p>
              </text:list-item>
              <text:list-item>
                <text:p text:style-name="P11">Esecuzione di test per correggere eventuali errori</text:p>
              </text:list-item>
              <text:list-item>
                <text:p text:style-name="P11">Produzione interfaccia dedicata al ripasso</text:p>
              </text:list-item>
              <text:list-item>
                <text:p text:style-name="P11">Consegna del codice aggiornato con l’implementazione AI</text:p>
              </text:list-item>
              <text:list-item>
                <text:p text:style-name="P11">Produzione interfaccia agenda con il suo dataBase</text:p>
              </text:list-item>
              <text:list-item>
                <text:p text:style-name="P11">Produzione interfaccia community</text:p>
              </text:list-item>
              <text:list-item>
                <text:p text:style-name="P11">Esecuzione di test per correggere eventuali errori</text:p>
              </text:list-item>
              <text:list-item>
                <text:p text:style-name="P11">Produzione interfaccia delle impostazioni</text:p>
              </text:list-item>
              <text:list-item>
                <text:p text:style-name="P11">Esecuzione di test finale per correggere eventuali errori</text:p>
              </text:list-item>
              <text:list-item>
                <text:p text:style-name="P11">Consegna del progetto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list xml:id="list70001862628913" text:continue-list="list70003401870299" text:style-name="WWNum7">
              <text:list-item>
                <text:p text:style-name="P4"><text:span text:style-name="T10">MILESTONES</text:span></text:p>
              </text:list-item>
            </text:list>
          </table:table-cell>
        </table:table-row>
        <table:table-row table:style-name="Table2.1">
          <table:table-cell table:style-name="Table2.A14" office:value-type="string">
            <text:list xml:id="list2026196551" text:style-name="WWNum5">
              <text:list-item>
                <text:p text:style-name="P5">Riunione dei realizzatori per analizzare le specifiche del progetto</text:p>
              </text:list-item>
              <text:list-item>
                <text:p text:style-name="P13">Riunione di assegnazione compiti</text:p>
              </text:list-item>
              <text:list-item>
                <text:p text:style-name="P13">Stesura vera e propria del progetto</text:p>
              </text:list-item>
              <text:list-item>
                <text:p text:style-name="P13">Esecuzione di test e correzioni di eventuali errori (2 test specifici)</text:p>
              </text:list-item>
              <text:list-item>
                <text:p text:style-name="P5">Simulazione della presentazione a docenti e studenti</text:p>
              </text:list-item>
              <text:list-item>
                <text:p text:style-name="P5">Risoluzioni degli aspetti negativi incontrati durante la simulazione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list xml:id="list70003055752771" text:continue-list="list70001862628913" text:style-name="WWNum7">
              <text:list-item>
                <text:p text:style-name="P4"><text:span text:style-name="T10">RISORSE PRINCIPALI</text:span></text:p>
              </text:list-item>
            </text:list>
          </table:table-cell>
        </table:table-row>
        <table:table-row table:style-name="Table2.1">
          <table:table-cell table:style-name="Table2.A16" office:value-type="string">
            <text:p text:style-name="P15"><text:span text:style-name="T15">Sviluppo applicazione mobile - frontend:</text:span></text:p>
            <text:list xml:id="list3849112871" text:style-name="WWNum3">
              <text:list-item>
                <text:p text:style-name="P6">ReactJS(iOS e Android)</text:p>
              </text:list-item>
            </text:list>
            <text:p text:style-name="P15"><text:span text:style-name="T15">Sviluppo applicazione mobile - backend:</text:span></text:p>
            <text:list xml:id="list622207687" text:style-name="WWNum9">
              <text:list-item>
                <text:p text:style-name="P7">php</text:p>
              </text:list-item>
            </text:list>
            <text:p text:style-name="P15"><text:span text:style-name="T15">Comunicazione tra Frontend e Backend:</text:span></text:p>
            <text:list xml:id="list3214620618" text:style-name="WWNum8">
              <text:list-item>
                <text:p text:style-name="P8">CORS</text:p>
              </text:list-item>
            </text:list>
            <text:p text:style-name="P15"><text:span text:style-name="T15">Gestione DataBase</text:span></text:p>
            <text:list xml:id="list3288677491" text:style-name="WWNum6">
              <text:list-item>
                <text:p text:style-name="P9">MySQL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list xml:id="list70003377479720" text:continue-list="list70003055752771" text:style-name="WWNum7">
              <text:list-item>
                <text:p text:style-name="P4"><text:span text:style-name="T10">TEMPISTICA</text:span></text:p>
              </text:list-item>
            </text:list>
          </table:table-cell>
        </table:table-row>
        <table:table-row table:style-name="Table2.1">
          <table:table-cell table:style-name="Table2.A18" office:value-type="string">
            <text:list xml:id="list1537708702" text:style-name="WWNum4">
              <text:list-item>
                <text:p text:style-name="P12">20/10/2023 <text:span text:style-name="T3">→</text:span> Inizio progetto </text:p>
              </text:list-item>
              <text:list-item>
                <text:p text:style-name="P12">17/11/2023 <text:span text:style-name="T3">→</text:span> Progettazione</text:p>
              </text:list-item>
              <text:list-item>
                <text:p text:style-name="P12">03/12/2023 <text:span text:style-name="T3">→</text:span> Consegna bozza delle documentazioni CHECK QUALCHE GIORNO PRIMA</text:p>
              </text:list-item>
              <text:list-item>
                <text:p text:style-name="P12">11/05/2023 <text:s/><text:span text:style-name="T3">→</text:span> Realizzazione abstract CHECK QUALCHE GIORNO PRIMA</text:p>
              </text:list-item>
              <text:list-item>
                <text:p text:style-name="P12">29/04/24 <text:span text:style-name="T3">→</text:span> Presentazione del project work agli studenti di quarta CHECK QUALCHE GIORNO PRIMA</text:p>
              </text:list-item>
              <text:list-item>
                <text:p text:style-name="P12">29/05/24 <text:span text:style-name="T3">→</text:span> Consegna del progetto in segreteria</text:p>
              </text:list-item>
              <text:list-item>
                <text:p text:style-name="P12">15/05/24 <text:span text:style-name="T3">→ </text:span>Chiusura progetto e test <text:s/>CHECK QUALCHE GIORNO PRIMA</text:p>
              </text:list-item>
              <text:list-item>
                <text:p text:style-name="P12">20/06/24<text:span text:style-name="T16"> </text:span><text:span text:style-name="T3">→ </text:span>Presentazione all’esame di maturità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list xml:id="list70001921721861" text:continue-list="list70003377479720" text:style-name="WWNum7">
              <text:list-item>
                <text:p text:style-name="P4"><text:span text:style-name="T10">AUTORIZZAZIONE</text:span></text:p>
              </text:list-item>
            </text:list>
          </table:table-cell>
        </table:table-row>
        <table:table-row table:style-name="Table2.1">
          <table:table-cell table:style-name="Table2.A20" office:value-type="string">
            <text:p text:style-name="P3">Il consiglio di classe, della 5C, ha approvato il progetto QuizWiz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t" fo:country="IT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it" fo:country="IT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08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font-name="Calibri" fo:font-family="Calibri" style:font-family-generic="roman" style:font-pitch="variable" fo:font-size="11pt" style:text-underline-style="none" fo:font-weight="normal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55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64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5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7874in" fo:margin-left="0.7874in" fo:margin-right="0.7874in" style:writing-mode="lr-tb" style:layout-grid-color="#c0c0c0" style:layout-grid-lines="25201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image-count="0" meta:object-count="0" meta:page-count="2" meta:paragraph-count="67" meta:word-count="600" meta:character-count="4225" meta:non-whitespace-character-count="3728"/>
    <meta:generator>LibreOfficeDev/6.0.5.2$Linux_X86_64 LibreOffice_project/</meta:generator>
  </office:meta>
</office:document-meta>
</file>